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Function Scan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Software-02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a single block receives its address and transmits its function to controller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individual Block with no external connections. A DC power supply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Connect 3.3Vdc to Pin 7 on bottom connector.</text:p>
          </table:table-cell>
          <table:table-cell table:style-name="ce7" office:value-type="string">
            <text:p>No result.</text:p>
          </table:table-cell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7" office:value-type="string">
            <text:p>Connect GND to Pin 7 on bottom connector.</text:p>
          </table:table-cell>
          <table:table-cell table:style-name="ce7" office:value-type="string">
            <text:p>Power LED (Red) turns on.</text:p>
          </table:table-cell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7" office:value-type="string">
            <text:p>Wait ~2 seconds.</text:p>
          </table:table-cell>
          <table:table-cell table:style-name="ce7" office:value-type="string">
            <text:p>Error LED (Yellow) blinks twice, Status LED (Green) starts blinking until power is removed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12:4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9T12:46:58.36</dc:date>
    <meta:generator>OpenOffice.org/3.3$Win32 OpenOffice.org_project/330m20$Build-9567</meta:generator>
    <meta:editing-duration>PT40M7S</meta:editing-duration>
    <meta:editing-cycles>2</meta:editing-cycles>
    <meta:document-statistic meta:table-count="1" meta:cell-count="33" meta:object-count="0"/>
  </office:meta>
</office:document-meta>
</file>